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number_of_images</text:p>
          </table:table-cell>
          <table:table-cell table:style-name="Default" office:value-type="string" calcext:value-type="string">
            <text:p>model</text:p>
          </table:table-cell>
          <table:table-cell table:style-name="Default" office:value-type="string" calcext:value-type="string">
            <text:p>fold</text:p>
          </table:table-cell>
          <table:table-cell table:style-name="Default" office:value-type="string" calcext:value-type="string">
            <text:p>class</text:p>
          </table:table-cell>
          <table:table-cell office:value-type="string" calcext:value-type="string">
            <text:p>mA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yolov8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243" calcext:value-type="float">
            <text:p>0.2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yolov8n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yolov8n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914" calcext:value-type="float">
            <text:p>0.9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yolov8n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944" calcext:value-type="float">
            <text:p>0.9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yolov8n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yolov8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348" calcext:value-type="float">
            <text:p>0.3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yolov8s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851" calcext:value-type="float">
            <text:p>0.8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yolov8s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804" calcext:value-type="float">
            <text:p>0.8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yolov8s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812" calcext:value-type="float">
            <text:p>0.8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yolov8s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983" calcext:value-type="float">
            <text:p>0.9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yolov8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yolov8m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427" calcext:value-type="float">
            <text:p>0.4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yolov8m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716" calcext:value-type="float">
            <text:p>0.7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yolov8m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yolov8m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948" calcext:value-type="float">
            <text:p>0.9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yolov8l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241" calcext:value-type="float">
            <text:p>0.2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yolov8l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426" calcext:value-type="float">
            <text:p>0.4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yolov8l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615" calcext:value-type="float">
            <text:p>0.6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yolov8l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473" calcext:value-type="float">
            <text:p>0.4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yolov8l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yolov8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277" calcext:value-type="float">
            <text:p>0.2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yolov8x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423" calcext:value-type="float">
            <text:p>0.4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yolov8x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384" calcext:value-type="float">
            <text:p>0.3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yolov8x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504" calcext:value-type="float">
            <text:p>0.5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yolov8x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708" calcext:value-type="float">
            <text:p>0.708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yolov8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665" calcext:value-type="float">
            <text:p>0.665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yolov8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995" calcext:value-type="float">
            <text:p>0.995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yolov8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995" calcext:value-type="float">
            <text:p>0.995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yolov8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995" calcext:value-type="float">
            <text:p>0.995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yolov8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995" calcext:value-type="float">
            <text:p>0.995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yolov8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536" calcext:value-type="float">
            <text:p>0.536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yolov8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729" calcext:value-type="float">
            <text:p>0.729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yolov8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921" calcext:value-type="float">
            <text:p>0.921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yolov8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843" calcext:value-type="float">
            <text:p>0.843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yolov8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88" calcext:value-type="float">
            <text:p>0.88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yolov8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527" calcext:value-type="float">
            <text:p>0.527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yolov8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728" calcext:value-type="float">
            <text:p>0.728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yolov8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82" calcext:value-type="float">
            <text:p>0.82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yolov8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759" calcext:value-type="float">
            <text:p>0.759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yolov8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754" calcext:value-type="float">
            <text:p>0.754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yolov8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359" calcext:value-type="float">
            <text:p>0.359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yolov8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478" calcext:value-type="float">
            <text:p>0.478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yolov8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621" calcext:value-type="float">
            <text:p>0.621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yolov8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428" calcext:value-type="float">
            <text:p>0.428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yolov8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509" calcext:value-type="float">
            <text:p>0.5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yolov8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425" calcext:value-type="float">
            <text:p>0.4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yolov8x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556" calcext:value-type="float">
            <text:p>0.5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yolov8x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581" calcext:value-type="float">
            <text:p>0.5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yolov8x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553" calcext:value-type="float">
            <text:p>0.5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yolov8x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499" calcext:value-type="float">
            <text:p>0.499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yolov8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689" calcext:value-type="float">
            <text:p>0.689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yolov8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965" calcext:value-type="float">
            <text:p>0.965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yolov8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986" calcext:value-type="float">
            <text:p>0.986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yolov8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984" calcext:value-type="float">
            <text:p>0.984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yolov8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98" calcext:value-type="float">
            <text:p>0.98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yolov8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657" calcext:value-type="float">
            <text:p>0.657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yolov8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947" calcext:value-type="float">
            <text:p>0.947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yolov8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954" calcext:value-type="float">
            <text:p>0.954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yolov8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937" calcext:value-type="float">
            <text:p>0.937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yolov8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97" calcext:value-type="float">
            <text:p>0.97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yolov8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611" calcext:value-type="float">
            <text:p>0.611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yolov8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643" calcext:value-type="float">
            <text:p>0.643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yolov8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616" calcext:value-type="float">
            <text:p>0.616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yolov8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692" calcext:value-type="float">
            <text:p>0.692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yolov8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776" calcext:value-type="float">
            <text:p>0.776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yolov8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55" calcext:value-type="float">
            <text:p>0.55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yolov8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473" calcext:value-type="float">
            <text:p>0.473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yolov8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448" calcext:value-type="float">
            <text:p>0.448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yolov8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64" calcext:value-type="float">
            <text:p>0.64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yolov8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yolov8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349" calcext:value-type="float">
            <text:p>0.3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yolov8x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378" calcext:value-type="float">
            <text:p>0.37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yolov8x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379" calcext:value-type="float">
            <text:p>0.37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yolov8x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457" calcext:value-type="float">
            <text:p>0.4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yolov8x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552" calcext:value-type="float">
            <text:p>0.552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yolov8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765" calcext:value-type="float">
            <text:p>0.765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yolov8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971" calcext:value-type="float">
            <text:p>0.971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yolov8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985" calcext:value-type="float">
            <text:p>0.985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yolov8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989" calcext:value-type="float">
            <text:p>0.989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yolov8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985" calcext:value-type="float">
            <text:p>0.9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yolov8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yolov8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office:value-type="float" office:value="0.886" calcext:value-type="float">
            <text:p>0.8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yolov8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</text:p>
          </table:table-cell>
          <table:table-cell office:value-type="float" office:value="0.912" calcext:value-type="float">
            <text:p>0.9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yolov8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</text:p>
          </table:table-cell>
          <table:table-cell office:value-type="float" office:value="0.938" calcext:value-type="float">
            <text:p>0.9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yolov8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</text:p>
          </table:table-cell>
          <table:table-cell office:value-type="float" office:value="0.927" calcext:value-type="float">
            <text:p>0.927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yolov8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889" calcext:value-type="float">
            <text:p>0.889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yolov8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995" calcext:value-type="float">
            <text:p>0.995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yolov8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994" calcext:value-type="float">
            <text:p>0.994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yolov8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995" calcext:value-type="float">
            <text:p>0.995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yolov8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994" calcext:value-type="float">
            <text:p>0.994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yolov8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642" calcext:value-type="float">
            <text:p>0.642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yolov8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911" calcext:value-type="float">
            <text:p>0.911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yolov8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92" calcext:value-type="float">
            <text:p>0.92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yolov8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958" calcext:value-type="float">
            <text:p>0.958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yolov8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713" calcext:value-type="float">
            <text:p>0.7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yolov8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852" calcext:value-type="float">
            <text:p>0.8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yolov8x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982" calcext:value-type="float">
            <text:p>0.9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yolov8x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yolov8x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974" calcext:value-type="float">
            <text:p>0.9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yolov8x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987" calcext:value-type="float">
            <text:p>0.987</text:p>
          </table:table-cell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yolov8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893" calcext:value-type="float">
            <text:p>0.893</text:p>
          </table:table-cell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yolov8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988" calcext:value-type="float">
            <text:p>0.988</text:p>
          </table:table-cell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yolov8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992" calcext:value-type="float">
            <text:p>0.992</text:p>
          </table:table-cell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yolov8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992" calcext:value-type="float">
            <text:p>0.992</text:p>
          </table:table-cell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yolov8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982" calcext:value-type="float">
            <text:p>0.98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yolov8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0.825" calcext:value-type="float">
            <text:p>0.8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yolov8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office:value-type="float" office:value="0.856" calcext:value-type="float">
            <text:p>0.85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yolov8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</text:p>
          </table:table-cell>
          <table:table-cell office:value-type="float" office:value="0.873" calcext:value-type="float">
            <text:p>0.87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yolov8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yolov8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</text:p>
          </table:table-cell>
          <table:table-cell office:value-type="float" office:value="0.872" calcext:value-type="float">
            <text:p>0.872</text:p>
          </table:table-cell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yolov8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9" calcext:value-type="float">
            <text:p>0.9</text:p>
          </table:table-cell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yolov8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922" calcext:value-type="float">
            <text:p>0.922</text:p>
          </table:table-cell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yolov8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935" calcext:value-type="float">
            <text:p>0.935</text:p>
          </table:table-cell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yolov8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95" calcext:value-type="float">
            <text:p>0.95</text:p>
          </table:table-cell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yolov8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949" calcext:value-type="float">
            <text:p>0.949</text:p>
          </table:table-cell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yolov8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805" calcext:value-type="float">
            <text:p>0.805</text:p>
          </table:table-cell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yolov8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837" calcext:value-type="float">
            <text:p>0.837</text:p>
          </table:table-cell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yolov8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958" calcext:value-type="float">
            <text:p>0.958</text:p>
          </table:table-cell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yolov8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995" calcext:value-type="float">
            <text:p>0.995</text:p>
          </table:table-cell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yolov8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991" calcext:value-type="float">
            <text:p>0.99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Default" office:value-type="string" calcext:value-type="string">
            <text:p>yolov8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872" calcext:value-type="float">
            <text:p>0.87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Default" office:value-type="string" calcext:value-type="string">
            <text:p>yolov8x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877" calcext:value-type="float">
            <text:p>0.87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Default" office:value-type="string" calcext:value-type="string">
            <text:p>yolov8x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906" calcext:value-type="float">
            <text:p>0.90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Default" office:value-type="string" calcext:value-type="string">
            <text:p>yolov8x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925" calcext:value-type="float">
            <text:p>0.9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Default" office:value-type="string" calcext:value-type="string">
            <text:p>yolov8x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909" calcext:value-type="float">
            <text:p>0.90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yolov8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yolov8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yolov8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yolov8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yolov8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yolov8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964" calcext:value-type="float">
            <text:p>0.964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yolov8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989" calcext:value-type="float">
            <text:p>0.989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yolov8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993" calcext:value-type="float">
            <text:p>0.993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yolov8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994" calcext:value-type="float">
            <text:p>0.994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yolov8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993" calcext:value-type="float">
            <text:p>0.993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yolov8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932" calcext:value-type="float">
            <text:p>0.932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yolov8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956" calcext:value-type="float">
            <text:p>0.956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yolov8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944" calcext:value-type="float">
            <text:p>0.944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yolov8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954" calcext:value-type="float">
            <text:p>0.954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yolov8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95" calcext:value-type="float">
            <text:p>0.95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yolov8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954" calcext:value-type="float">
            <text:p>0.954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yolov8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96" calcext:value-type="float">
            <text:p>0.96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yolov8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974" calcext:value-type="float">
            <text:p>0.974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yolov8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962" calcext:value-type="float">
            <text:p>0.962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yolov8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972" calcext:value-type="float">
            <text:p>0.97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string" calcext:value-type="string">
            <text:p>yolov8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899" calcext:value-type="float">
            <text:p>0.8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string" calcext:value-type="string">
            <text:p>yolov8x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string" calcext:value-type="string">
            <text:p>yolov8x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915" calcext:value-type="float">
            <text:p>0.9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string" calcext:value-type="string">
            <text:p>yolov8x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string" calcext:value-type="string">
            <text:p>yolov8x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881" calcext:value-type="float">
            <text:p>0.88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yolov8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yolov8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yolov8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yolov8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yolov8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table:style-name="ce1" office:value-type="float" office:value="750" calcext:value-type="float">
            <text:p>750</text:p>
          </table:table-cell>
          <table:table-cell office:value-type="string" calcext:value-type="string">
            <text:p>yolov8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98" calcext:value-type="float">
            <text:p>0.98</text:p>
          </table:table-cell>
        </table:table-row>
        <table:table-row table:style-name="ro1">
          <table:table-cell table:style-name="ce1" office:value-type="float" office:value="750" calcext:value-type="float">
            <text:p>750</text:p>
          </table:table-cell>
          <table:table-cell office:value-type="string" calcext:value-type="string">
            <text:p>yolov8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981" calcext:value-type="float">
            <text:p>0.981</text:p>
          </table:table-cell>
        </table:table-row>
        <table:table-row table:style-name="ro1">
          <table:table-cell table:style-name="ce1" office:value-type="float" office:value="750" calcext:value-type="float">
            <text:p>750</text:p>
          </table:table-cell>
          <table:table-cell office:value-type="string" calcext:value-type="string">
            <text:p>yolov8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972" calcext:value-type="float">
            <text:p>0.972</text:p>
          </table:table-cell>
        </table:table-row>
        <table:table-row table:style-name="ro1">
          <table:table-cell table:style-name="ce1" office:value-type="float" office:value="750" calcext:value-type="float">
            <text:p>750</text:p>
          </table:table-cell>
          <table:table-cell office:value-type="string" calcext:value-type="string">
            <text:p>yolov8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984" calcext:value-type="float">
            <text:p>0.984</text:p>
          </table:table-cell>
        </table:table-row>
        <table:table-row table:style-name="ro1">
          <table:table-cell table:style-name="ce1" office:value-type="float" office:value="750" calcext:value-type="float">
            <text:p>750</text:p>
          </table:table-cell>
          <table:table-cell office:value-type="string" calcext:value-type="string">
            <text:p>yolov8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yolov8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yolov8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yolov8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yolov8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yolov8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table:style-name="ce1" office:value-type="float" office:value="750" calcext:value-type="float">
            <text:p>750</text:p>
          </table:table-cell>
          <table:table-cell office:value-type="string" calcext:value-type="string">
            <text:p>yolov8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984" calcext:value-type="float">
            <text:p>0.984</text:p>
          </table:table-cell>
        </table:table-row>
        <table:table-row table:style-name="ro1">
          <table:table-cell table:style-name="ce1" office:value-type="float" office:value="750" calcext:value-type="float">
            <text:p>750</text:p>
          </table:table-cell>
          <table:table-cell office:value-type="string" calcext:value-type="string">
            <text:p>yolov8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995" calcext:value-type="float">
            <text:p>0.995</text:p>
          </table:table-cell>
        </table:table-row>
        <table:table-row table:style-name="ro1">
          <table:table-cell table:style-name="ce1" office:value-type="float" office:value="750" calcext:value-type="float">
            <text:p>750</text:p>
          </table:table-cell>
          <table:table-cell office:value-type="string" calcext:value-type="string">
            <text:p>yolov8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994" calcext:value-type="float">
            <text:p>0.994</text:p>
          </table:table-cell>
        </table:table-row>
        <table:table-row table:style-name="ro1">
          <table:table-cell table:style-name="ce1" office:value-type="float" office:value="750" calcext:value-type="float">
            <text:p>750</text:p>
          </table:table-cell>
          <table:table-cell office:value-type="string" calcext:value-type="string">
            <text:p>yolov8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995" calcext:value-type="float">
            <text:p>0.995</text:p>
          </table:table-cell>
        </table:table-row>
        <table:table-row table:style-name="ro1">
          <table:table-cell table:style-name="ce1" office:value-type="float" office:value="750" calcext:value-type="float">
            <text:p>750</text:p>
          </table:table-cell>
          <table:table-cell office:value-type="string" calcext:value-type="string">
            <text:p>yolov8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</text:p>
          </table:table-cell>
          <table:table-cell table:style-name="ce1" office:value-type="float" office:value="0.995" calcext:value-type="float">
            <text:p>0.99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Default" office:value-type="string" calcext:value-type="string">
            <text:p>yolov8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983" calcext:value-type="float">
            <text:p>0.98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Default" office:value-type="string" calcext:value-type="string">
            <text:p>yolov8x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Default" office:value-type="string" calcext:value-type="string">
            <text:p>yolov8x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994" calcext:value-type="float">
            <text:p>0.99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Default" office:value-type="string" calcext:value-type="string">
            <text:p>yolov8x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993" calcext:value-type="float">
            <text:p>0.99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Default" office:value-type="string" calcext:value-type="string">
            <text:p>yolov8x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yolov8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yolov8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yolov8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yolov8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yolov8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yolov8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yolov8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yolov8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yolov8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yolov8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yolov8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yolov8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yolov8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yolov8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yolov8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yolov8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yolov8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yolov8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yolov8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yolov8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yolov8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ll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yolov8x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all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yolov8x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all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yolov8x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all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yolov8x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al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12:13:07.525993817</meta:creation-date>
    <dc:date>2024-05-13T13:29:31.123627414</dc:date>
    <meta:editing-duration>PT1H5M3S</meta:editing-duration>
    <meta:editing-cycles>40</meta:editing-cycles>
    <meta:generator>LibreOffice/7.3.7.2$Linux_X86_64 LibreOffice_project/30$Build-2</meta:generator>
    <meta:document-statistic meta:table-count="1" meta:cell-count="965" meta:object-count="0"/>
  </office:meta>
</office:document-meta>
</file>